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dec4" officeooo:paragraph-rsid="0000dec4"/>
    </style:style>
    <style:style style:name="P2" style:family="paragraph" style:parent-style-name="Text_20_body">
      <style:text-properties officeooo:paragraph-rsid="0000dec4"/>
    </style:style>
    <style:style style:name="P3" style:family="paragraph" style:parent-style-name="Text_20_body">
      <style:text-properties officeooo:rsid="00022654" officeooo:paragraph-rsid="00022654"/>
    </style:style>
    <style:style style:name="P4" style:family="paragraph" style:parent-style-name="Title">
      <style:text-properties officeooo:rsid="0000dec4" officeooo:paragraph-rsid="0000dec4"/>
    </style:style>
    <style:style style:name="P5" style:family="paragraph" style:parent-style-name="Heading_20_1">
      <style:text-properties officeooo:rsid="0000dec4" officeooo:paragraph-rsid="0000dec4"/>
    </style:style>
    <style:style style:name="T1" style:family="text">
      <style:text-properties officeooo:rsid="0000de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VR</text:p>
      <text:p text:style-name="P1"/>
      <text:h text:style-name="P5" text:outline-level="1">Introduction :</text:h>
      <text:p text:style-name="P2"/>
      <text:p text:style-name="P2"><text:s/><text:span text:style-name="T1">Réalité – AR – AV – VR</text:span></text:p>
      <text:p text:style-name="P2"/>
      <text:p text:style-name="P3">Créer des modèles : Les modéliser sur des logiciels/ les scanner</text:p>
      <text:p text:style-name="P3">Puis les représenter, (maillages, nuages de points, polygones)</text:p>
      <text:p text:style-name="P3">Représentation en points : Simple à afficher et naturel, mais assez lourd en mémoire + difficile à modifier (reconstruire le maillage)</text:p>
      <text:p text:style-name="P3">Polygones : Simples a définir mais pert en qualité. Utilisation de triangl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09-21T14:18:04.924000000</dc:date>
    <meta:editing-duration>PT33M15S</meta:editing-duration>
    <meta:editing-cycles>5</meta:editing-cycles>
    <meta:document-statistic meta:table-count="0" meta:image-count="0" meta:object-count="0" meta:page-count="1" meta:paragraph-count="7" meta:word-count="59" meta:character-count="377" meta:non-whitespace-character-count="321"/>
  </office:meta>
</office:document-meta>
</file>